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95cm" fo:min-width="17.8cm"/>
      <style:paragraph-properties style:writing-mode="lr-tb"/>
    </style:style>
    <style:style style:name="gr2" style:family="graphic" style:parent-style-name="standard">
      <style:graphic-properties draw:fill-color="#800080" draw:textarea-horizontal-align="justify" draw:textarea-vertical-align="middle" draw:auto-grow-height="false" fo:min-height="0.55cm" fo:min-width="17.7cm"/>
    </style:style>
    <style:style style:name="gr3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800080"/>
      <style:paragraph-properties fo:text-align="center"/>
    </style:style>
    <style:style style:name="P3" style:family="paragraph">
      <style:text-properties fo:color="#ffffff"/>
    </style:style>
    <style:style style:name="P4" style:family="paragraph">
      <loext:graphic-properties draw:fill="none" draw:fill-color="#ffffff"/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3cm" svg:height="10.2cm" svg:x="1.3cm" svg:y="1.3cm">
          <text:p text:style-name="P1">Image Fiel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2cm" svg:height="0.8cm" svg:x="1.4cm" svg:y="1.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6cm" svg:height="1.1cm" svg:x="9.1cm" svg:y="1.4cm">
          <draw:text-box>
            <text:p text:style-name="P3">Navb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8T09:29:48.665512122</meta:creation-date>
    <dc:date>2022-05-08T09:35:57.945651135</dc:date>
    <meta:editing-duration>PT6M22S</meta:editing-duration>
    <meta:editing-cycles>1</meta:editing-cycles>
    <meta:document-statistic meta:object-count="3"/>
    <meta:generator>LibreOffice/6.4.7.2$Linux_X86_64 LibreOffice_project/40$Build-2</meta:generator>
  </office:meta>
</office:document-meta>
</file>